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5pt"/>
    </style:style>
    <style:style style:name="co2" style:family="table-column">
      <style:table-column-properties fo:break-before="auto" style:column-width="40.05pt"/>
    </style:style>
    <style:style style:name="co3" style:family="table-column">
      <style:table-column-properties fo:break-before="auto" style:column-width="69.76pt"/>
    </style:style>
    <style:style style:name="co4" style:family="table-column">
      <style:table-column-properties fo:break-before="auto" style:column-width="74.49pt"/>
    </style:style>
    <style:style style:name="co5" style:family="table-column">
      <style:table-column-properties fo:break-before="auto" style:column-width="34.16pt"/>
    </style:style>
    <style:style style:name="co6" style:family="table-column">
      <style:table-column-properties fo:break-before="auto" style:column-width="73.76pt"/>
    </style:style>
    <style:style style:name="co7" style:family="table-column">
      <style:table-column-properties fo:break-before="auto" style:column-width="40.39pt"/>
    </style:style>
    <style:style style:name="co8" style:family="table-column">
      <style:table-column-properties fo:break-before="auto" style:column-width="57.6pt"/>
    </style:style>
    <style:style style:name="co9" style:family="table-column">
      <style:table-column-properties fo:break-before="auto" style:column-width="73.81pt"/>
    </style:style>
    <style:style style:name="co10" style:family="table-column">
      <style:table-column-properties fo:break-before="auto" style:column-width="42.7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od-to-annot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row table:style-name="ro1">
          <table:table-cell/>
          <table:table-cell office:value-type="string" calcext:value-type="string">
            <text:p>domain</text:p>
          </table:table-cell>
          <table:table-cell office:value-type="string" calcext:value-type="string">
            <text:p>word1</text:p>
          </table:table-cell>
          <table:table-cell office:value-type="string" calcext:value-type="string">
            <text:p>word2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ame_object</text:p>
          </table:table-cell>
          <table:table-cell office:value-type="string" calcext:value-type="string">
            <text:p>subrelation</text:p>
          </table:table-cell>
          <table:table-cell office:value-type="string" calcext:value-type="string">
            <text:p>totalfreq</text:p>
          </table:table-cell>
          <table:table-cell office:value-type="string" calcext:value-type="string">
            <text:p>freq-w1-w2</text:p>
          </table:table-cell>
          <table:table-cell office:value-type="string" calcext:value-type="string">
            <text:p>freq-w2-w1</text:p>
          </table:table-cell>
          <table:table-cell office:value-type="string" calcext:value-type="string">
            <text:p>domain_w1</text:p>
          </table:table-cell>
          <table:table-cell office:value-type="string" calcext:value-type="string">
            <text:p>domain_w2</text:p>
          </table:table-cell>
          <table:table-cell office:value-type="string" calcext:value-type="string">
            <text:p>syn_w1</text:p>
          </table:table-cell>
          <table:table-cell office:value-type="string" calcext:value-type="string">
            <text:p>syn_w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776" calcext:value-type="float">
            <text:p>776</text:p>
          </table:table-cell>
          <table:table-cell office:value-type="float" office:value="429" calcext:value-type="float">
            <text:p>429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516" calcext:value-type="float">
            <text:p>516</text:p>
          </table:table-cell>
          <table:table-cell office:value-type="float" office:value="477" calcext:value-type="float">
            <text:p>47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477" calcext:value-type="float">
            <text:p>477</text:p>
          </table:table-cell>
          <table:table-cell office:value-type="float" office:value="442" calcext:value-type="float">
            <text:p>4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360" calcext:value-type="float">
            <text:p>360</text:p>
          </table:table-cell>
          <table:table-cell office:value-type="float" office:value="234" calcext:value-type="float">
            <text:p>23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95" calcext:value-type="float">
            <text:p>295</text:p>
          </table:table-cell>
          <table:table-cell office:value-type="float" office:value="244" calcext:value-type="float">
            <text:p>24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61" calcext:value-type="float">
            <text:p>261</text:p>
          </table:table-cell>
          <table:table-cell office:value-type="float" office:value="224" calcext:value-type="float">
            <text:p>22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18" calcext:value-type="float">
            <text:p>218</text:p>
          </table:table-cell>
          <table:table-cell office:value-type="float" office:value="143" calcext:value-type="float">
            <text:p>14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11" calcext:value-type="float">
            <text:p>211</text:p>
          </table:table-cell>
          <table:table-cell office:value-type="float" office:value="137" calcext:value-type="float">
            <text:p>13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10" calcext:value-type="float">
            <text:p>210</text:p>
          </table:table-cell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office:value-type="float" office:value="185" calcext:value-type="float">
            <text:p>185</text:p>
          </table:table-cell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148" calcext:value-type="float">
            <text:p>148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116" calcext:value-type="float">
            <text:p>116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2" calcext:value-type="float">
            <text:p>1201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7" calcext:value-type="float">
            <text:p>10657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snake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8" calcext:value-type="float">
            <text:p>1234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6" calcext:value-type="float">
            <text:p>997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7" calcext:value-type="float">
            <text:p>1200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us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9" calcext:value-type="float">
            <text:p>758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9" calcext:value-type="float">
            <text:p>1352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1" calcext:value-type="float">
            <text:p>1071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bag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ent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crus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topp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2" calcext:value-type="float">
            <text:p>1067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snake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8" calcext:value-type="float">
            <text:p>1261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4" calcext:value-type="float">
            <text:p>2084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1" calcext:value-type="float">
            <text:p>1206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3" calcext:value-type="float">
            <text:p>1270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32" calcext:value-type="float">
            <text:p>3123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2" calcext:value-type="float">
            <text:p>1800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91" calcext:value-type="float">
            <text:p>2229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topp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9" calcext:value-type="float">
            <text:p>2398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24" calcext:value-type="float">
            <text:p>2462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3" calcext:value-type="float">
            <text:p>997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7" calcext:value-type="float">
            <text:p>1249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84" calcext:value-type="float">
            <text:p>4748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8" calcext:value-type="float">
            <text:p>795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hotdog bu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5" calcext:value-type="float">
            <text:p>1066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3" calcext:value-type="float">
            <text:p>1067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2" calcext:value-type="float">
            <text:p>808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5" calcext:value-type="float">
            <text:p>1136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7" calcext:value-type="float">
            <text:p>1180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5" calcext:value-type="float">
            <text:p>1418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3" calcext:value-type="float">
            <text:p>709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6" calcext:value-type="float">
            <text:p>790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7" calcext:value-type="float">
            <text:p>894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iss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amburger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97" calcext:value-type="float">
            <text:p>1379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1" calcext:value-type="float">
            <text:p>2468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g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4" calcext:value-type="float">
            <text:p>1458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ag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3" calcext:value-type="float">
            <text:p>1458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8" calcext:value-type="float">
            <text:p>1201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8" calcext:value-type="float">
            <text:p>1097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snak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76" calcext:value-type="float">
            <text:p>2207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2" calcext:value-type="float">
            <text:p>1819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4" calcext:value-type="float">
            <text:p>1479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6" calcext:value-type="float">
            <text:p>1031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0" calcext:value-type="float">
            <text:p>1263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9" calcext:value-type="float">
            <text:p>1270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3" calcext:value-type="float">
            <text:p>847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french toa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4" calcext:value-type="float">
            <text:p>832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46" calcext:value-type="float">
            <text:p>3054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65" calcext:value-type="float">
            <text:p>3316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flat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3" calcext:value-type="float">
            <text:p>965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5" calcext:value-type="float">
            <text:p>832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85" calcext:value-type="float">
            <text:p>2898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40" calcext:value-type="float">
            <text:p>2724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8" calcext:value-type="float">
            <text:p>1584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5" calcext:value-type="float">
            <text:p>980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1" calcext:value-type="float">
            <text:p>2723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1" calcext:value-type="float">
            <text:p>808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nak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french toa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3" calcext:value-type="float">
            <text:p>1235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topp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67" calcext:value-type="float">
            <text:p>4266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09" calcext:value-type="float">
            <text:p>2510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an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9" calcext:value-type="float">
            <text:p>1262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9" calcext:value-type="float">
            <text:p>1458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6" calcext:value-type="float">
            <text:p>1066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5" calcext:value-type="float">
            <text:p>997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1" calcext:value-type="float">
            <text:p>957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6" calcext:value-type="float">
            <text:p>848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fros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91" calcext:value-type="float">
            <text:p>1339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snak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70" calcext:value-type="float">
            <text:p>2717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78" calcext:value-type="float">
            <text:p>2207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22" calcext:value-type="float">
            <text:p>17622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20" calcext:value-type="float">
            <text:p>1762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76" calcext:value-type="float">
            <text:p>1697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2" calcext:value-type="float">
            <text:p>1547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9" calcext:value-type="float">
            <text:p>1474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8" calcext:value-type="float">
            <text:p>1474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6" calcext:value-type="float">
            <text:p>1367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4" calcext:value-type="float">
            <text:p>1271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1" calcext:value-type="float">
            <text:p>696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amburger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1" calcext:value-type="float">
            <text:p>1237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snak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1" calcext:value-type="float">
            <text:p>795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5" calcext:value-type="float">
            <text:p>1067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snak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6" calcext:value-type="float">
            <text:p>1180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1" calcext:value-type="float">
            <text:p>1098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snak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93" calcext:value-type="float">
            <text:p>7039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yogurt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87" calcext:value-type="float">
            <text:p>3138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gel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08" calcext:value-type="float">
            <text:p>2510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1" calcext:value-type="float">
            <text:p>2256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7" calcext:value-type="float">
            <text:p>2118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ust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2" calcext:value-type="float">
            <text:p>1996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gel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5" calcext:value-type="float">
            <text:p>1671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0" calcext:value-type="float">
            <text:p>1475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6" calcext:value-type="float">
            <text:p>1470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4" calcext:value-type="float">
            <text:p>1466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tissue 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1" calcext:value-type="float">
            <text:p>847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fros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hotdog 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hotdog 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cheese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pasta sal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muff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ravy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7" calcext:value-type="float">
            <text:p>816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6" calcext:value-type="float">
            <text:p>1022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39" calcext:value-type="float">
            <text:p>4743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snak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96" calcext:value-type="float">
            <text:p>4459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9" calcext:value-type="float">
            <text:p>1646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quesadilla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2" calcext:value-type="float">
            <text:p>1509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french toa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05" calcext:value-type="float">
            <text:p>1440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2" calcext:value-type="float">
            <text:p>1419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3" calcext:value-type="float">
            <text:p>1145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3" calcext:value-type="float">
            <text:p>1176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tissue 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3" calcext:value-type="float">
            <text:p>674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quesadi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paganin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paganin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3" calcext:value-type="float">
            <text:p>1858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2" calcext:value-type="float">
            <text:p>1310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5" calcext:value-type="float">
            <text:p>1460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9" calcext:value-type="float">
            <text:p>14609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6" calcext:value-type="float">
            <text:p>1466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0" calcext:value-type="float">
            <text:p>2347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hoag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0" calcext:value-type="float">
            <text:p>2003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torti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6" calcext:value-type="float">
            <text:p>2039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ncake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0" calcext:value-type="float">
            <text:p>2164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0" calcext:value-type="float">
            <text:p>1023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5" calcext:value-type="float">
            <text:p>1161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4" calcext:value-type="float">
            <text:p>895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ic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it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49" calcext:value-type="float">
            <text:p>3054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4" calcext:value-type="float">
            <text:p>2083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77" calcext:value-type="float">
            <text:p>2207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0" calcext:value-type="float">
            <text:p>2256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2" calcext:value-type="float">
            <text:p>2790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88" calcext:value-type="float">
            <text:p>2818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64" calcext:value-type="float">
            <text:p>8206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ncakes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69" calcext:value-type="float">
            <text:p>3416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fo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80" calcext:value-type="float">
            <text:p>4218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13" calcext:value-type="float">
            <text:p>4261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39" calcext:value-type="float">
            <text:p>4463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12" calcext:value-type="float">
            <text:p>1311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8" calcext:value-type="float">
            <text:p>1897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wie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8" calcext:value-type="float">
            <text:p>1310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quich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1" calcext:value-type="float">
            <text:p>1310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tomato sa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6" calcext:value-type="float">
            <text:p>808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7" calcext:value-type="float">
            <text:p>947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5" calcext:value-type="float">
            <text:p>965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8" calcext:value-type="float">
            <text:p>1135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2" calcext:value-type="float">
            <text:p>1196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1" calcext:value-type="float">
            <text:p>2690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8" calcext:value-type="float">
            <text:p>1458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4" calcext:value-type="float">
            <text:p>2347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hoag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29" calcext:value-type="float">
            <text:p>2432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61" calcext:value-type="float">
            <text:p>4466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82" calcext:value-type="float">
            <text:p>3228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45" calcext:value-type="float">
            <text:p>3284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24" calcext:value-type="float">
            <text:p>3362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73" calcext:value-type="float">
            <text:p>3417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i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58" calcext:value-type="float">
            <text:p>4465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3" calcext:value-type="float">
            <text:p>1309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5" calcext:value-type="float">
            <text:p>1310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60" calcext:value-type="float">
            <text:p>1716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snak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41" calcext:value-type="float">
            <text:p>1284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2" calcext:value-type="float">
            <text:p>1254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ncakes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arugu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sandwic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6" calcext:value-type="float">
            <text:p>787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6" calcext:value-type="float">
            <text:p>1146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04" calcext:value-type="float">
            <text:p>3250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rito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3" calcext:value-type="float">
            <text:p>2039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ncake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92" calcext:value-type="float">
            <text:p>2219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90" calcext:value-type="float">
            <text:p>2469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61" calcext:value-type="float">
            <text:p>2806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79" calcext:value-type="float">
            <text:p>2857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43" calcext:value-type="float">
            <text:p>3034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81" calcext:value-type="float">
            <text:p>3068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idecar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97" calcext:value-type="float">
            <text:p>3119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42" calcext:value-type="float">
            <text:p>6744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20" calcext:value-type="float">
            <text:p>3312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urrit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09" calcext:value-type="float">
            <text:p>36309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bar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19" calcext:value-type="float">
            <text:p>3901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rito</text:p>
          </table:table-cell>
          <table:table-cell office:value-type="string" calcext:value-type="string">
            <text:p>torti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21" calcext:value-type="float">
            <text:p>390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rtilla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85" calcext:value-type="float">
            <text:p>4818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19" calcext:value-type="float">
            <text:p>4921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aram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43" calcext:value-type="float">
            <text:p>6744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39" calcext:value-type="float">
            <text:p>7453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omelett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81" calcext:value-type="float">
            <text:p>1648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7" calcext:value-type="float">
            <text:p>1841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33" calcext:value-type="float">
            <text:p>2243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95" calcext:value-type="float">
            <text:p>1549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ve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2" calcext:value-type="float">
            <text:p>1536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9" calcext:value-type="float">
            <text:p>790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fros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8" calcext:value-type="float">
            <text:p>848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pl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6" calcext:value-type="float">
            <text:p>1083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0" calcext:value-type="float">
            <text:p>1162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3" calcext:value-type="float">
            <text:p>1162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1" calcext:value-type="float">
            <text:p>126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3" calcext:value-type="float">
            <text:p>1346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pit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0" calcext:value-type="float">
            <text:p>1474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1" calcext:value-type="float">
            <text:p>1479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1" calcext:value-type="float">
            <text:p>112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94" calcext:value-type="float">
            <text:p>2219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71" calcext:value-type="float">
            <text:p>2647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64" calcext:value-type="float">
            <text:p>2646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25" calcext:value-type="float">
            <text:p>2432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asag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96" calcext:value-type="float">
            <text:p>2399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74" calcext:value-type="float">
            <text:p>2247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2" calcext:value-type="float">
            <text:p>1858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ondim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89" calcext:value-type="float">
            <text:p>2218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9" calcext:value-type="float">
            <text:p>2020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1" calcext:value-type="float">
            <text:p>1959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3" calcext:value-type="float">
            <text:p>1843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77" calcext:value-type="float">
            <text:p>2857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25" calcext:value-type="float">
            <text:p>2762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53" calcext:value-type="float">
            <text:p>6905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34" calcext:value-type="float">
            <text:p>3113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quesadilla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sandwic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87" calcext:value-type="float">
            <text:p>3798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94" calcext:value-type="float">
            <text:p>4369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97" calcext:value-type="float">
            <text:p>4369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38" calcext:value-type="float">
            <text:p>5163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donu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47" calcext:value-type="float">
            <text:p>6824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ncake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67" calcext:value-type="float">
            <text:p>6826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28" calcext:value-type="float">
            <text:p>1542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70" calcext:value-type="float">
            <text:p>7377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19" calcext:value-type="float">
            <text:p>7611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26" calcext:value-type="float">
            <text:p>1842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5" calcext:value-type="float">
            <text:p>2002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2" calcext:value-type="float">
            <text:p>1479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eggs benedic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0" calcext:value-type="float">
            <text:p>1431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tew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piece of 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bisc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arugu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cru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7" calcext:value-type="float">
            <text:p>755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ruit salad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6" calcext:value-type="float">
            <text:p>1270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ecl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0" calcext:value-type="float">
            <text:p>1358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it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58" calcext:value-type="float">
            <text:p>1325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21" calcext:value-type="float">
            <text:p>131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2" calcext:value-type="float">
            <text:p>1271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45" calcext:value-type="float">
            <text:p>1364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nood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5" calcext:value-type="float">
            <text:p>1270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1" calcext:value-type="float">
            <text:p>1145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1" calcext:value-type="float">
            <text:p>1025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3" calcext:value-type="float">
            <text:p>895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62" calcext:value-type="float">
            <text:p>2646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95" calcext:value-type="float">
            <text:p>3119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9" calcext:value-type="float">
            <text:p>3067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idecar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33" calcext:value-type="float">
            <text:p>2843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27" calcext:value-type="float">
            <text:p>2772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24" calcext:value-type="float">
            <text:p>2772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82" calcext:value-type="float">
            <text:p>2458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61" calcext:value-type="float">
            <text:p>2576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17" calcext:value-type="float">
            <text:p>3421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45" calcext:value-type="float">
            <text:p>2274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76" calcext:value-type="float">
            <text:p>22476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24" calcext:value-type="float">
            <text:p>2192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ncak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4" calcext:value-type="float">
            <text:p>2139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40" calcext:value-type="float">
            <text:p>3244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42" calcext:value-type="float">
            <text:p>7454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ome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18" calcext:value-type="float">
            <text:p>3451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92" calcext:value-type="float">
            <text:p>3489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97" calcext:value-type="float">
            <text:p>3539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topp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77" calcext:value-type="float">
            <text:p>3567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14" calcext:value-type="float">
            <text:p>3901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torti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13" calcext:value-type="float">
            <text:p>4051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topp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40" calcext:value-type="float">
            <text:p>4184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23" calcext:value-type="float">
            <text:p>4212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09" calcext:value-type="float">
            <text:p>4500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61" calcext:value-type="float">
            <text:p>5306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94" calcext:value-type="float">
            <text:p>7069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rito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05" calcext:value-type="float">
            <text:p>7420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2" calcext:value-type="float">
            <text:p>1824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9" calcext:value-type="float">
            <text:p>1858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7" calcext:value-type="float">
            <text:p>848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0" calcext:value-type="float">
            <text:p>1736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sprink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9" calcext:value-type="float">
            <text:p>832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1" calcext:value-type="float">
            <text:p>1735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rapper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tew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isc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ve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sandwich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9" calcext:value-type="float">
            <text:p>777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fri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0" calcext:value-type="float">
            <text:p>847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ic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3" calcext:value-type="float">
            <text:p>1135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ic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73" calcext:value-type="float">
            <text:p>1697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yo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9" calcext:value-type="float">
            <text:p>1475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8" calcext:value-type="float">
            <text:p>1348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fri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0" calcext:value-type="float">
            <text:p>1419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ste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8" calcext:value-type="float">
            <text:p>1065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tty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4" calcext:value-type="float">
            <text:p>1055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ood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4" calcext:value-type="float">
            <text:p>872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07" calcext:value-type="float">
            <text:p>3070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86" calcext:value-type="float">
            <text:p>3068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idecar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36" calcext:value-type="float">
            <text:p>3033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14" calcext:value-type="float">
            <text:p>2901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50" calcext:value-type="float">
            <text:p>2895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elish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87" calcext:value-type="float">
            <text:p>3168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8" calcext:value-type="float">
            <text:p>2723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99" calcext:value-type="float">
            <text:p>2579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73" calcext:value-type="float">
            <text:p>25773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5" calcext:value-type="float">
            <text:p>2333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ecl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62" calcext:value-type="float">
            <text:p>2576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4" calcext:value-type="float">
            <text:p>2468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9" calcext:value-type="float">
            <text:p>2448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2" calcext:value-type="float">
            <text:p>2429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2" calcext:value-type="float">
            <text:p>2256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75" calcext:value-type="float">
            <text:p>2247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36" calcext:value-type="float">
            <text:p>2243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32" calcext:value-type="float">
            <text:p>2243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1" calcext:value-type="float">
            <text:p>2200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10" calcext:value-type="float">
            <text:p>3321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ggs benedic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0" calcext:value-type="float">
            <text:p>2157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35" calcext:value-type="float">
            <text:p>3243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15" calcext:value-type="float">
            <text:p>4841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10" calcext:value-type="float">
            <text:p>3351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spaghett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32" calcext:value-type="float">
            <text:p>4903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snak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35" calcext:value-type="float">
            <text:p>2073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41" calcext:value-type="float">
            <text:p>8084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70" calcext:value-type="float">
            <text:p>7827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40" calcext:value-type="float">
            <text:p>7724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39" calcext:value-type="float">
            <text:p>7723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95" calcext:value-type="float">
            <text:p>7069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rtilla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44" calcext:value-type="float">
            <text:p>6804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quich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49" calcext:value-type="float">
            <text:p>5214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ham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75" calcext:value-type="float">
            <text:p>4907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ranola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63" calcext:value-type="float">
            <text:p>4906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grano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86" calcext:value-type="float">
            <text:p>4818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18" calcext:value-type="float">
            <text:p>3371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quich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27" calcext:value-type="float">
            <text:p>4782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41" calcext:value-type="float">
            <text:p>4744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snak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58" calcext:value-type="float">
            <text:p>4655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75" calcext:value-type="float">
            <text:p>4297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30" calcext:value-type="float">
            <text:p>4213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4" calcext:value-type="float">
            <text:p>3800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19" calcext:value-type="float">
            <text:p>3761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28" calcext:value-type="float">
            <text:p>3532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96" calcext:value-type="float">
            <text:p>3529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gel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15" calcext:value-type="float">
            <text:p>3451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9" calcext:value-type="float">
            <text:p>2084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chili 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9" calcext:value-type="float">
            <text:p>1161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3" calcext:value-type="float">
            <text:p>2064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wie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8" calcext:value-type="float">
            <text:p>832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6" calcext:value-type="float">
            <text:p>690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pping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l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coffee 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muff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piece of 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cak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veggi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3" calcext:value-type="float">
            <text:p>803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6" calcext:value-type="float">
            <text:p>12626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5" calcext:value-type="float">
            <text:p>938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flat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4" calcext:value-type="float">
            <text:p>1778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82" calcext:value-type="float">
            <text:p>1648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rito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94" calcext:value-type="float">
            <text:p>1549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5" calcext:value-type="float">
            <text:p>1458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7" calcext:value-type="float">
            <text:p>1418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ste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43" calcext:value-type="float">
            <text:p>13343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15" calcext:value-type="float">
            <text:p>1311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0" calcext:value-type="float">
            <text:p>1272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6" calcext:value-type="float">
            <text:p>1841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4" calcext:value-type="float">
            <text:p>1254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ncakes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1" calcext:value-type="float">
            <text:p>1066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tt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1" calcext:value-type="float">
            <text:p>963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ham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3" calcext:value-type="float">
            <text:p>1031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9" calcext:value-type="float">
            <text:p>1037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9" calcext:value-type="float">
            <text:p>1065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tty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1" calcext:value-type="float">
            <text:p>200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quesadi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1" calcext:value-type="float">
            <text:p>1136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9" calcext:value-type="float">
            <text:p>1234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olesla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2" calcext:value-type="float">
            <text:p>1235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olesla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3" calcext:value-type="float">
            <text:p>1215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14" calcext:value-type="float">
            <text:p>3241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96" calcext:value-type="float">
            <text:p>3119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ondim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02" calcext:value-type="float">
            <text:p>3120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diment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30" calcext:value-type="float">
            <text:p>3123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34" calcext:value-type="float">
            <text:p>3123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11" calcext:value-type="float">
            <text:p>3131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51" calcext:value-type="float">
            <text:p>3145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63" calcext:value-type="float">
            <text:p>3156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88" calcext:value-type="float">
            <text:p>3168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drizz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02" calcext:value-type="float">
            <text:p>3170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rizzle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46" calcext:value-type="float">
            <text:p>3284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30" calcext:value-type="float">
            <text:p>3243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ick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19" calcext:value-type="float">
            <text:p>3311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rito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16" calcext:value-type="float">
            <text:p>3321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ggs benedict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30" calcext:value-type="float">
            <text:p>3113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quesadilla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79" calcext:value-type="float">
            <text:p>3377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74" calcext:value-type="float">
            <text:p>3407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21" calcext:value-type="float">
            <text:p>342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92" calcext:value-type="float">
            <text:p>3479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85" calcext:value-type="float">
            <text:p>3488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ries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56" calcext:value-type="float">
            <text:p>3375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fri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3" calcext:value-type="float">
            <text:p>2256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29" calcext:value-type="float">
            <text:p>3112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7" calcext:value-type="float">
            <text:p>2669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orange ju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3" calcext:value-type="float">
            <text:p>3600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23" calcext:value-type="float">
            <text:p>2332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28" calcext:value-type="float">
            <text:p>2432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lasag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79" calcext:value-type="float">
            <text:p>2467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bag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2" calcext:value-type="float">
            <text:p>2468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0" calcext:value-type="float">
            <text:p>2564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98" calcext:value-type="float">
            <text:p>2589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11" calcext:value-type="float">
            <text:p>2601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1" calcext:value-type="float">
            <text:p>2609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tomato sa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66" calcext:value-type="float">
            <text:p>2616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hoag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4" calcext:value-type="float">
            <text:p>2723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27" calcext:value-type="float">
            <text:p>3112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7" calcext:value-type="float">
            <text:p>2767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appetiz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28" calcext:value-type="float">
            <text:p>2772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7" calcext:value-type="float">
            <text:p>2788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8" calcext:value-type="float">
            <text:p>2788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9" calcext:value-type="float">
            <text:p>2838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iener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3" calcext:value-type="float">
            <text:p>2909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topp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31" calcext:value-type="float">
            <text:p>2923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amburger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23" calcext:value-type="float">
            <text:p>2932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wie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04" calcext:value-type="float">
            <text:p>3010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54" calcext:value-type="float">
            <text:p>3055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36" calcext:value-type="float">
            <text:p>3543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53" calcext:value-type="float">
            <text:p>4585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bag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87" calcext:value-type="float">
            <text:p>3608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18" calcext:value-type="float">
            <text:p>47618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veri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80" calcext:value-type="float">
            <text:p>4898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81" calcext:value-type="float">
            <text:p>4898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gel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77" calcext:value-type="float">
            <text:p>4907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grano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90" calcext:value-type="float">
            <text:p>4909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70" calcext:value-type="float">
            <text:p>5017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54" calcext:value-type="float">
            <text:p>5075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s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38" calcext:value-type="float">
            <text:p>6713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74" calcext:value-type="float">
            <text:p>6807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61" calcext:value-type="float">
            <text:p>6826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34" calcext:value-type="float">
            <text:p>6833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99" calcext:value-type="float">
            <text:p>6859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29" calcext:value-type="float">
            <text:p>6932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rugula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37" calcext:value-type="float">
            <text:p>7293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53" calcext:value-type="float">
            <text:p>7315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fire 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56" calcext:value-type="float">
            <text:p>7405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06" calcext:value-type="float">
            <text:p>7420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48" calcext:value-type="float">
            <text:p>7454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rito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46" calcext:value-type="float">
            <text:p>7784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ide car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71" calcext:value-type="float">
            <text:p>7827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16" calcext:value-type="float">
            <text:p>7921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ckl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77" calcext:value-type="float">
            <text:p>2247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97" calcext:value-type="float">
            <text:p>4789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16" calcext:value-type="float">
            <text:p>4761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veri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06" calcext:value-type="float">
            <text:p>3630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ar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96" calcext:value-type="float">
            <text:p>4629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15" calcext:value-type="float">
            <text:p>3631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16" calcext:value-type="float">
            <text:p>3631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bar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05" calcext:value-type="float">
            <text:p>3660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33" calcext:value-type="float">
            <text:p>3673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37" calcext:value-type="float">
            <text:p>3673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85" calcext:value-type="float">
            <text:p>3878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rosting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0" calcext:value-type="float">
            <text:p>3883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24" calcext:value-type="float">
            <text:p>3902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burrit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27" calcext:value-type="float">
            <text:p>3902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omelette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89" calcext:value-type="float">
            <text:p>3908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01" calcext:value-type="float">
            <text:p>3920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8" calcext:value-type="float">
            <text:p>4097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92" calcext:value-type="float">
            <text:p>4159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76" calcext:value-type="float">
            <text:p>4297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grav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21" calcext:value-type="float">
            <text:p>430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56" calcext:value-type="float">
            <text:p>4395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eggs benedic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58" calcext:value-type="float">
            <text:p>4395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eggs benedic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32" calcext:value-type="float">
            <text:p>44532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stir f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77" calcext:value-type="float">
            <text:p>4477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46" calcext:value-type="float">
            <text:p>4494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11" calcext:value-type="float">
            <text:p>4501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59" calcext:value-type="float">
            <text:p>2255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4" calcext:value-type="float">
            <text:p>3276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12" calcext:value-type="float">
            <text:p>2241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3" calcext:value-type="float">
            <text:p>851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1" calcext:value-type="float">
            <text:p>778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fri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amburger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6" calcext:value-type="float">
            <text:p>804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5" calcext:value-type="float">
            <text:p>808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2" calcext:value-type="float">
            <text:p>847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4" calcext:value-type="float">
            <text:p>847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fros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6" calcext:value-type="float">
            <text:p>958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0" calcext:value-type="float">
            <text:p>1237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8" calcext:value-type="float">
            <text:p>962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3" calcext:value-type="float">
            <text:p>1023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3" calcext:value-type="float">
            <text:p>1032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2" calcext:value-type="float">
            <text:p>1055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nood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6" calcext:value-type="float">
            <text:p>1055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asta sal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0" calcext:value-type="float">
            <text:p>1066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tty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1" calcext:value-type="float">
            <text:p>1084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6" calcext:value-type="float">
            <text:p>1135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5" calcext:value-type="float">
            <text:p>1164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en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4" calcext:value-type="float">
            <text:p>1172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pping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87" calcext:value-type="float">
            <text:p>22187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burgl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sta salad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paganin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ffee mu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tissue 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ppetizer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ravy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9" calcext:value-type="float">
            <text:p>1236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0" calcext:value-type="float">
            <text:p>1262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3" calcext:value-type="float">
            <text:p>1735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rapper</text:p>
          </table:table-cell>
          <table:table-cell office:value-type="string" calcext:value-type="string">
            <text:p>sprink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0" calcext:value-type="float">
            <text:p>1742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1" calcext:value-type="float">
            <text:p>1753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5" calcext:value-type="float">
            <text:p>1778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5" calcext:value-type="float">
            <text:p>1841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29" calcext:value-type="float">
            <text:p>1842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4" calcext:value-type="float">
            <text:p>1858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ats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97" calcext:value-type="float">
            <text:p>1859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ondim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6" calcext:value-type="float">
            <text:p>1897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0" calcext:value-type="float">
            <text:p>1931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nood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9" calcext:value-type="float">
            <text:p>1947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3" calcext:value-type="float">
            <text:p>1996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gel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3" calcext:value-type="float">
            <text:p>2002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quesadi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44" calcext:value-type="float">
            <text:p>2074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8" calcext:value-type="float">
            <text:p>20838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slop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1" calcext:value-type="float">
            <text:p>2084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slop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3" calcext:value-type="float">
            <text:p>2084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hili 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2" calcext:value-type="float">
            <text:p>2085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hili 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7" calcext:value-type="float">
            <text:p>2087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8" calcext:value-type="float">
            <text:p>2149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pping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4" calcext:value-type="float">
            <text:p>1262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35" calcext:value-type="float">
            <text:p>2193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1" calcext:value-type="float">
            <text:p>1736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47" calcext:value-type="float">
            <text:p>2074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3" calcext:value-type="float">
            <text:p>17143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2" calcext:value-type="float">
            <text:p>1480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ggs benedic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4" calcext:value-type="float">
            <text:p>1270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74" calcext:value-type="float">
            <text:p>1697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egg yo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4" calcext:value-type="float">
            <text:p>1310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41" calcext:value-type="float">
            <text:p>1334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04" calcext:value-type="float">
            <text:p>1380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4" calcext:value-type="float">
            <text:p>1419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7" calcext:value-type="float">
            <text:p>1419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7" calcext:value-type="float">
            <text:p>14487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brochet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irthday 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0" calcext:value-type="float">
            <text:p>1449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13" calcext:value-type="float">
            <text:p>1381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5" calcext:value-type="float">
            <text:p>1480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ggs benedict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2" calcext:value-type="float">
            <text:p>1584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fill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6" calcext:value-type="float">
            <text:p>1671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7" calcext:value-type="float">
            <text:p>1647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quesadi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87" calcext:value-type="float">
            <text:p>1498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4" calcext:value-type="float">
            <text:p>1647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quesadilla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1" calcext:value-type="float">
            <text:p>1586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ganini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5" calcext:value-type="float">
            <text:p>1262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1" calcext:value-type="float">
            <text:p>1563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ve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29" calcext:value-type="float">
            <text:p>1542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66" calcext:value-type="float">
            <text:p>3696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tomato sa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97" calcext:value-type="float">
            <text:p>3659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19" calcext:value-type="float">
            <text:p>3641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olesla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19" calcext:value-type="float">
            <text:p>3631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12" calcext:value-type="float">
            <text:p>3631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ar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98" calcext:value-type="float">
            <text:p>3489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88" calcext:value-type="float">
            <text:p>3488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fri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06" calcext:value-type="float">
            <text:p>3480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65" calcext:value-type="float">
            <text:p>3406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03" calcext:value-type="float">
            <text:p>3350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ine glasses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87" calcext:value-type="float">
            <text:p>3378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ste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98" calcext:value-type="float">
            <text:p>3349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43" calcext:value-type="float">
            <text:p>3364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u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13" calcext:value-type="float">
            <text:p>3351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nood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11" calcext:value-type="float">
            <text:p>3351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paghetti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86" calcext:value-type="float">
            <text:p>3378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62" calcext:value-type="float">
            <text:p>4066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u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42" calcext:value-type="float">
            <text:p>3744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heese 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79" calcext:value-type="float">
            <text:p>4067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issant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05" calcext:value-type="float">
            <text:p>4160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re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53" calcext:value-type="float">
            <text:p>3335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89" calcext:value-type="float">
            <text:p>41589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bar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74" calcext:value-type="float">
            <text:p>4137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ats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73" calcext:value-type="float">
            <text:p>4137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07" calcext:value-type="float">
            <text:p>4070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tissue 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48" calcext:value-type="float">
            <text:p>4004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71" calcext:value-type="float">
            <text:p>3827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fri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44" calcext:value-type="float">
            <text:p>4004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55" calcext:value-type="float">
            <text:p>3975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pan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43" calcext:value-type="float">
            <text:p>39043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41" calcext:value-type="float">
            <text:p>3904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29" calcext:value-type="float">
            <text:p>3882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79" calcext:value-type="float">
            <text:p>3847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uff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54" calcext:value-type="float">
            <text:p>3335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2" calcext:value-type="float">
            <text:p>2609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5" calcext:value-type="float">
            <text:p>3276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27" calcext:value-type="float">
            <text:p>2432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arina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02" calcext:value-type="float">
            <text:p>2610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7" calcext:value-type="float">
            <text:p>2609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tomato sa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4" calcext:value-type="float">
            <text:p>2580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63" calcext:value-type="float">
            <text:p>2576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98" calcext:value-type="float">
            <text:p>2529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93" calcext:value-type="float">
            <text:p>2469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0" calcext:value-type="float">
            <text:p>2416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8" calcext:value-type="float">
            <text:p>2669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cart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75" calcext:value-type="float">
            <text:p>2407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slop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5" calcext:value-type="float">
            <text:p>2373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96" calcext:value-type="float">
            <text:p>2359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ulg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39" calcext:value-type="float">
            <text:p>2313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uffin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37" calcext:value-type="float">
            <text:p>2313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gel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28" calcext:value-type="float">
            <text:p>4182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4" calcext:value-type="float">
            <text:p>2649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odles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7" calcext:value-type="float">
            <text:p>2670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orange juice</text:p>
          </table:table-cell>
          <table:table-cell office:value-type="string" calcext:value-type="string">
            <text:p>cart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15" calcext:value-type="float">
            <text:p>3241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44" calcext:value-type="float">
            <text:p>2964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tissue 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64" calcext:value-type="float">
            <text:p>3176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reen bean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82" calcext:value-type="float">
            <text:p>3138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snak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43" calcext:value-type="float">
            <text:p>30743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15" calcext:value-type="float">
            <text:p>3051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52" calcext:value-type="float">
            <text:p>2995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51" calcext:value-type="float">
            <text:p>2995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99" calcext:value-type="float">
            <text:p>2959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ondime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6" calcext:value-type="float">
            <text:p>2682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91" calcext:value-type="float">
            <text:p>2959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elish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44" calcext:value-type="float">
            <text:p>2894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reli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47" calcext:value-type="float">
            <text:p>2834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4" calcext:value-type="float">
            <text:p>2817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ughnuts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4" calcext:value-type="float">
            <text:p>26914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cutting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78" calcext:value-type="float">
            <text:p>2687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utting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98" calcext:value-type="float">
            <text:p>4179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79" calcext:value-type="float">
            <text:p>6997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brown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29" calcext:value-type="float">
            <text:p>4182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30" calcext:value-type="float">
            <text:p>6933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rugula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21" calcext:value-type="float">
            <text:p>718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35" calcext:value-type="float">
            <text:p>7133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doughnu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75" calcext:value-type="float">
            <text:p>2297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gou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83" calcext:value-type="float">
            <text:p>6968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uacamole</text:p>
          </table:table-cell>
          <table:table-cell office:value-type="string" calcext:value-type="string">
            <text:p>smooth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12" calcext:value-type="float">
            <text:p>6941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32" calcext:value-type="float">
            <text:p>6933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arugu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22" calcext:value-type="float">
            <text:p>6822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20" calcext:value-type="float">
            <text:p>7262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heese 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64" calcext:value-type="float">
            <text:p>5306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59" calcext:value-type="float">
            <text:p>53059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10" calcext:value-type="float">
            <text:p>5221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55" calcext:value-type="float">
            <text:p>5075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donu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62" calcext:value-type="float">
            <text:p>5026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71" calcext:value-type="float">
            <text:p>5017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74" calcext:value-type="float">
            <text:p>7237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46" calcext:value-type="float">
            <text:p>7314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30" calcext:value-type="float">
            <text:p>41830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14" calcext:value-type="float">
            <text:p>7741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oatmeal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76" calcext:value-type="float">
            <text:p>8087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ta</text:p>
          </table:table-cell>
          <table:table-cell office:value-type="string" calcext:value-type="string">
            <text:p>cre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72" calcext:value-type="float">
            <text:p>8087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e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46" calcext:value-type="float">
            <text:p>8084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67" calcext:value-type="float">
            <text:p>7946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o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39" calcext:value-type="float">
            <text:p>7863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90" calcext:value-type="float">
            <text:p>7819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kerchie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41" calcext:value-type="float">
            <text:p>7724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57" calcext:value-type="float">
            <text:p>7315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re truck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77" calcext:value-type="float">
            <text:p>7677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95" calcext:value-type="float">
            <text:p>7519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43" calcext:value-type="float">
            <text:p>7454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omelet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48" calcext:value-type="float">
            <text:p>7404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upcakes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96" calcext:value-type="float">
            <text:p>7399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pick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56" calcext:value-type="float">
            <text:p>7395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33" calcext:value-type="float">
            <text:p>4953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25" calcext:value-type="float">
            <text:p>4922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ramel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24" calcext:value-type="float">
            <text:p>4922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ramel</text:p>
          </table:table-cell>
          <table:table-cell office:value-type="string" calcext:value-type="string">
            <text:p>drizz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64" calcext:value-type="float">
            <text:p>4466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18" calcext:value-type="float">
            <text:p>4501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14" calcext:value-type="float">
            <text:p>4501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45" calcext:value-type="float">
            <text:p>4494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72" calcext:value-type="float">
            <text:p>4477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63" calcext:value-type="float">
            <text:p>4476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21" calcext:value-type="float">
            <text:p>447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61" calcext:value-type="float">
            <text:p>4396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74" calcext:value-type="float">
            <text:p>4907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ranola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60" calcext:value-type="float">
            <text:p>4396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55" calcext:value-type="float">
            <text:p>4325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66" calcext:value-type="float">
            <text:p>4306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15" calcext:value-type="float">
            <text:p>4261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45" calcext:value-type="float">
            <text:p>42045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76" calcext:value-type="float">
            <text:p>4517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94" calcext:value-type="float">
            <text:p>4629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97" calcext:value-type="float">
            <text:p>4629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98" calcext:value-type="float">
            <text:p>4629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06" calcext:value-type="float">
            <text:p>4630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14" calcext:value-type="float">
            <text:p>4631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40" calcext:value-type="float">
            <text:p>4714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14" calcext:value-type="float">
            <text:p>4761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veri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85" calcext:value-type="float">
            <text:p>4788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15" calcext:value-type="float">
            <text:p>4821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ppetizer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17" calcext:value-type="float">
            <text:p>4841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43" calcext:value-type="float">
            <text:p>4864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60" calcext:value-type="float">
            <text:p>48660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62" calcext:value-type="float">
            <text:p>4866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65" calcext:value-type="float">
            <text:p>4866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67" calcext:value-type="float">
            <text:p>4866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64" calcext:value-type="float">
            <text:p>4906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78" calcext:value-type="float">
            <text:p>22978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gou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54" calcext:value-type="float">
            <text:p>7315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26" calcext:value-type="float">
            <text:p>2242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ree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9" calcext:value-type="float">
            <text:p>1047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8" calcext:value-type="float">
            <text:p>1047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9" calcext:value-type="float">
            <text:p>1022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6" calcext:value-type="float">
            <text:p>981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6" calcext:value-type="float">
            <text:p>980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2" calcext:value-type="float">
            <text:p>958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8" calcext:value-type="float">
            <text:p>1084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9" calcext:value-type="float">
            <text:p>857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2" calcext:value-type="float">
            <text:p>850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rosting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rosting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5" calcext:value-type="float">
            <text:p>849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icing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icing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9" calcext:value-type="float">
            <text:p>1083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9" calcext:value-type="float">
            <text:p>1084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9" calcext:value-type="float">
            <text:p>1235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leslaw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9" calcext:value-type="float">
            <text:p>1357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pit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7" calcext:value-type="float">
            <text:p>1348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39" calcext:value-type="float">
            <text:p>1333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2" calcext:value-type="float">
            <text:p>1270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9" calcext:value-type="float">
            <text:p>1261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7" calcext:value-type="float">
            <text:p>1248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3" calcext:value-type="float">
            <text:p>1203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2" calcext:value-type="float">
            <text:p>1094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pl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6" calcext:value-type="float">
            <text:p>1162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n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7" calcext:value-type="float">
            <text:p>1161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en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3" calcext:value-type="float">
            <text:p>1146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2" calcext:value-type="float">
            <text:p>1109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9" calcext:value-type="float">
            <text:p>1104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hotdog 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8" calcext:value-type="float">
            <text:p>1103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inimiz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6" calcext:value-type="float">
            <text:p>803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9" calcext:value-type="float">
            <text:p>753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5" calcext:value-type="float">
            <text:p>1397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tew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flat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aganin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ffee mug</text:p>
          </table:table-cell>
          <table:table-cell office:value-type="string" calcext:value-type="string">
            <text:p>coffee 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glaz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15" calcext:value-type="float">
            <text:p>2241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ffee cup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tissue 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appetiz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tomato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08" calcext:value-type="float">
            <text:p>1380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6" calcext:value-type="float">
            <text:p>13976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4" calcext:value-type="float">
            <text:p>1735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rapper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2" calcext:value-type="float">
            <text:p>1821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38" calcext:value-type="float">
            <text:p>1773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muff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26" calcext:value-type="float">
            <text:p>1772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griddle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9" calcext:value-type="float">
            <text:p>1752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ppings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9" calcext:value-type="float">
            <text:p>1741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71" calcext:value-type="float">
            <text:p>1737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prinkles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9" calcext:value-type="float">
            <text:p>1721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bag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5" calcext:value-type="float">
            <text:p>1827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6" calcext:value-type="float">
            <text:p>1721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ancak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4" calcext:value-type="float">
            <text:p>1698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gg yo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0" calcext:value-type="float">
            <text:p>1698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yo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03" calcext:value-type="float">
            <text:p>1680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6" calcext:value-type="float">
            <text:p>1679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ine cooler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5" calcext:value-type="float">
            <text:p>1679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ine cooler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4" calcext:value-type="float">
            <text:p>1827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9" calcext:value-type="float">
            <text:p>1841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6" calcext:value-type="float">
            <text:p>1678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oler</text:p>
          </table:table-cell>
          <table:table-cell office:value-type="string" calcext:value-type="string">
            <text:p>wine coo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42" calcext:value-type="float">
            <text:p>2074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66" calcext:value-type="float">
            <text:p>20966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7" calcext:value-type="float">
            <text:p>1412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63" calcext:value-type="float">
            <text:p>2096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8" calcext:value-type="float">
            <text:p>2084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ili dog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5" calcext:value-type="float">
            <text:p>2084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0" calcext:value-type="float">
            <text:p>2084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37" calcext:value-type="float">
            <text:p>2073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5" calcext:value-type="float">
            <text:p>1858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4" calcext:value-type="float">
            <text:p>2025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0" calcext:value-type="float">
            <text:p>2006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MacOSX_X86_64 LibreOffice_project/3d9a8b4b4e538a85e0782bd6c2d430bafe583448</meta:generator>
    <dc:date>2019-05-09T16:48:32.241516950</dc:date>
    <meta:editing-duration>PT12M58S</meta:editing-duration>
    <meta:editing-cycles>4</meta:editing-cycles>
    <meta:document-statistic meta:table-count="1" meta:cell-count="12213" meta:object-count="0"/>
  </office:meta>
</office:document-meta>
</file>